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3" office:value-type="string" calcext:value-type="string">
            <text:p>Task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Effort</text:p>
          </table:table-cell>
          <table:table-cell table:style-name="ce11" office:value-type="string" calcext:value-type="string">
            <text:p>Where</text:p>
          </table:table-cell>
          <table:table-cell table:style-name="ce1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ge format table arguments (remove mapping and use column names directly in cast_types). Also add a remove_NA argument? Also adapt interface, tests and vignettes.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new module to select dat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pecies count (take into account only specie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ameras summary: better way to show cod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eate vignettes to demonstrate package functioning and see how user-friendly functions 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ter theme (colors, fonts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 to compute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facetting columns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interface for one speci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lect data functions → based on species, on cameras, on dates or on values of a third column in cameras tab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 map : add camera info on map on click: camera ID, start/end, species s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custom color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checkbox print name besides camer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Rmd to export analyses with shinyMet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de for one species: compute activity times, plot activity times, 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 summary: create function (species, seen on x cameras, RAI, n pics)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 species bars : add code to take into account non-species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51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4-07T14:25:40.937916353</dc:date>
    <meta:editing-duration>PT1H44M6S</meta:editing-duration>
    <meta:editing-cycles>18</meta:editing-cycles>
    <meta:generator>LibreOffice/7.5.1.2$Linux_X86_64 LibreOffice_project/50$Build-2</meta:generator>
    <meta:document-statistic meta:table-count="1" meta:cell-count="268" meta:object-count="0"/>
  </office:meta>
</office:document-meta>
</file>